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26cm" fo:min-width="5.512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26cm" fo:min-width="3.566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8cm" fo:min-width="3.566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402cm" fo:min-width="4.098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28cm" svg:stroke-color="#000000" draw:marker-start-width="0.242cm" draw:marker-end="Arrowheads_20_1" draw:marker-end-width="0.242cm" draw:fill="none" draw:textarea-vertical-align="middle" fo:padding-top="0.139cm" fo:padding-bottom="0.139cm" fo:padding-left="0.264cm" fo:padding-right="0.264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3.5cm" svg:x="9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7.75cm" svg:height="1.25cm" svg:x="9.25cm" svg:y="12.75cm">
          <draw:text-box>
            <text:p text:style-name="P2"><text:span text:style-name="T1">Soil acidification</text:span></text:p>
          </draw:text-box>
        </draw:frame>
        <draw:custom-shape draw:style-name="gr3" draw:text-style-name="P4" draw:layer="layout" svg:width="5.75cm" svg:height="3.5cm" svg:x="4.25cm" svg:y="6cm">
          <text:p text:style-name="P2">Primary weathe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75cm" svg:height="4cm" svg:x="11.5cm" svg:y="5.75cm">
          <text:p text:style-name="P2">Removing produ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75cm" svg:height="3.5cm" svg:x="1.5cm" svg:y="10.75cm">
          <text:p text:style-name="P2">Acid r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6.5cm" svg:height="3.75cm" svg:x="3cm" svg:y="15.75cm">
          <text:p text:style-name="P2">Applying nitrogen fertili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6.5cm" svg:height="3.75cm" svg:x="12cm" svg:y="16.5cm">
          <text:p text:style-name="P2">High rainf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8.75cm" svg:y1="9.25cm" svg:x2="11cm" svg:y2="11.75cm">
          <text:p/>
        </draw:line>
        <draw:line draw:style-name="gr6" draw:text-style-name="P1" draw:layer="layout" svg:x1="15.25cm" svg:y1="9.75cm" svg:x2="13.5cm" svg:y2="11.5cm">
          <text:p/>
        </draw:line>
        <draw:line draw:style-name="gr6" draw:text-style-name="P1" draw:layer="layout" svg:x1="7.25cm" svg:y1="12.5cm" svg:x2="9cm" svg:y2="13cm">
          <text:p/>
        </draw:line>
        <draw:line draw:style-name="gr6" draw:text-style-name="P1" draw:layer="layout" svg:x1="9cm" svg:y1="16.75cm" svg:x2="11cm" svg:y2="14.75cm">
          <text:p/>
        </draw:line>
        <draw:line draw:style-name="gr6" draw:text-style-name="P1" draw:layer="layout" svg:x1="15.3cm" svg:y1="16.5cm" svg:x2="14.5cm" svg:y2="1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5:59:50.416419560</meta:creation-date>
    <meta:editing-duration>PT10M32S</meta:editing-duration>
    <meta:editing-cycles>9</meta:editing-cycles>
    <meta:generator>LibreOffice/24.2.4.2$MacOSX_X86_64 LibreOffice_project/51a6219feb6075d9a4c46691dcfe0cd9c4fff3c2</meta:generator>
    <dc:date>2025-01-16T16:19:17.239735689</dc:date>
    <meta:document-statistic meta:object-count="12"/>
  </office:meta>
</office:document-meta>
</file>